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 mathvariant="italic">kroků</mi>
            <mi mathvariant="italic">pro</mi>
            <mn>360</mn>
            <mi>°</mi>
            <mi mathvariant="italic">kola</mi>
            <mi mathvariant="normal">:</mi>
            <mrow>
              <msub>
                <mi>n</mi>
                <mrow>
                  <mn>360</mn>
                  <mi>°</mi>
                </mrow>
              </msub>
              <mo stretchy="false">=</mo>
              <mn>200</mn>
            </mrow>
          </mrow>
        </mtd>
      </mtr>
      <mtr>
        <mtd columnalign="left">
          <mrow>
            <mrow>
              <msub>
                <mi>T</mi>
                <mi mathvariant="italic">max</mi>
              </msub>
              <mo stretchy="false">=</mo>
              <mn>16383</mn>
            </mrow>
            <mi>μ</mi>
            <mi>s</mi>
          </mrow>
        </mtd>
      </mtr>
      <mtr>
        <mtd columnalign="left">
          <mrow>
            <mrow>
              <msub>
                <mi>T</mi>
                <mi mathvariant="italic">min</mi>
              </msub>
              <mo stretchy="false">=</mo>
              <mn>2000</mn>
            </mrow>
            <mi>μ</mi>
            <mi>s</mi>
          </mrow>
        </mtd>
      </mtr>
      <mtr>
        <mtd columnalign="left">
          <mrow>
            <mrow>
              <msub>
                <mi>r</mi>
                <mi mathvariant="italic">kolo</mi>
              </msub>
              <mo stretchy="false">=</mo>
              <mn>43</mn>
            </mrow>
            <mi mathvariant="italic">mm</mi>
          </mrow>
        </mtd>
      </mtr>
      <mtr>
        <mtd columnalign="left">
          <mrow>
            <mrow>
              <msub>
                <mi>d</mi>
                <mi mathvariant="italic">rozteč</mi>
              </msub>
              <mo stretchy="false">=</mo>
              <mn>0.22</mn>
            </mrow>
            <mi>m</mi>
          </mrow>
        </mtd>
      </mtr>
      <mtr>
        <mtd columnalign="left">
          <mrow>
            <mrow>
              <msub>
                <mi>ω</mi>
                <mi mathvariant="italic">min</mi>
              </msub>
              <mo stretchy="false">=</mo>
              <mrow>
                <mfrac>
                  <mfrac>
                    <mn>1</mn>
                    <msub>
                      <mi>T</mi>
                      <mi mathvariant="italic">max</mi>
                    </msub>
                  </mfrac>
                  <mn>200</mn>
                </mfrac>
                <mo stretchy="false">⋅</mo>
                <mfrac>
                  <mrow>
                    <mn>2</mn>
                    <msub>
                      <mi>r</mi>
                      <mi mathvariant="italic">kolo</mi>
                    </msub>
                    <mi>π</mi>
                  </mrow>
                  <msub>
                    <mi>d</mi>
                    <mi mathvariant="italic">rozteč</mi>
                  </msub>
                </mfrac>
              </mrow>
            </mrow>
            <mspace width="2em"/>
            <mrow>
              <mi mathvariant="italic">rad</mi>
              <mo stretchy="false">⋅</mo>
              <msup>
                <mi>s</mi>
                <mrow>
                  <mo stretchy="false">−</mo>
                  <mn>1</mn>
                </mrow>
              </msup>
            </mrow>
          </mrow>
        </mtd>
      </mtr>
      <mtr>
        <mtd columnalign="left">
          <mrow>
            <mrow>
              <msub>
                <mi>ω</mi>
                <mi mathvariant="italic">min</mi>
              </msub>
              <mo stretchy="false">=</mo>
              <mfrac>
                <mrow>
                  <mn>2</mn>
                  <mi>π</mi>
                  <msub>
                    <mi>r</mi>
                    <mi mathvariant="italic">kolo</mi>
                  </msub>
                </mrow>
                <mrow>
                  <msub>
                    <mi>n</mi>
                    <mrow>
                      <mn>360</mn>
                      <mi>°</mi>
                    </mrow>
                  </msub>
                  <mo stretchy="false">⋅</mo>
                  <msub>
                    <mi>T</mi>
                    <mi mathvariant="italic">max</mi>
                  </msub>
                  <mo stretchy="false">⋅</mo>
                  <msub>
                    <mi>d</mi>
                    <mi mathvariant="italic">rozteč</mi>
                  </msub>
                </mrow>
              </mfrac>
              <mo stretchy="false">≈</mo>
              <mn>0.77</mn>
            </mrow>
            <mspace width="2em"/>
            <mrow>
              <mi mathvariant="italic">rad</mi>
              <mo stretchy="false">⋅</mo>
              <msup>
                <mi>s</mi>
                <mrow>
                  <mo stretchy="false">−</mo>
                  <mn>1</mn>
                </mrow>
              </msup>
            </mrow>
          </mrow>
        </mtd>
      </mtr>
      <mtr>
        <mtd columnalign="left">
          <mrow>
            <mrow>
              <msub>
                <mi>ω</mi>
                <mi mathvariant="italic">max</mi>
              </msub>
              <mo stretchy="false">=</mo>
              <mfrac>
                <mrow>
                  <mn>2</mn>
                  <mi>π</mi>
                  <msub>
                    <mi>r</mi>
                    <mi mathvariant="italic">kolo</mi>
                  </msub>
                </mrow>
                <mrow>
                  <msub>
                    <mi>n</mi>
                    <mrow>
                      <mn>360</mn>
                      <mi>°</mi>
                    </mrow>
                  </msub>
                  <mo stretchy="false">⋅</mo>
                  <msub>
                    <mi>T</mi>
                    <mi mathvariant="italic">min</mi>
                  </msub>
                  <mo stretchy="false">⋅</mo>
                  <msub>
                    <mi>d</mi>
                    <mi mathvariant="italic">rozteč</mi>
                  </msub>
                </mrow>
              </mfrac>
              <mo stretchy="false">≈</mo>
              <mi>π</mi>
            </mrow>
            <mspace width="2em"/>
            <mrow>
              <mi mathvariant="italic">rad</mi>
              <mo stretchy="false">⋅</mo>
              <msup>
                <mi>s</mi>
                <mrow>
                  <mo stretchy="false">−</mo>
                  <mn>1</mn>
                </mrow>
              </msup>
            </mrow>
          </mrow>
        </mtd>
      </mtr>
      <mtr>
        <mtd columnalign="left">
          <mrow>
            <mi>ω</mi>
            <mo stretchy="false">=</mo>
            <mrow>
              <mfrac>
                <mrow>
                  <mrow>
                    <mo fence="true" stretchy="false">(</mo>
                    <mrow>
                      <mrow>
                        <msub>
                          <mi>y</mi>
                          <mi mathvariant="italic">max</mi>
                        </msub>
                        <mo stretchy="false">−</mo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false">)</mo>
                  </mrow>
                  <mo stretchy="false">⋅</mo>
                  <mi>x</mi>
                </mrow>
                <msub>
                  <mi>x</mi>
                  <mi mathvariant="italic">max</mi>
                </msub>
              </mfrac>
              <mo stretchy="false">+</mo>
              <mi>x</mi>
            </mrow>
          </mrow>
        </mtd>
      </mtr>
      <mtr>
        <mtd columnalign="left">
          <mrow>
            <mi>ω</mi>
            <mo stretchy="false">=</mo>
            <mfrac>
              <mi>φ</mi>
              <mi>t</mi>
            </mfrac>
          </mrow>
        </mtd>
      </mtr>
      <mtr>
        <mtd columnalign="left">
          <mrow>
            <msub>
              <mi>φ</mi>
              <mi mathvariant="italic">soucasne</mi>
            </msub>
            <mo stretchy="false">=</mo>
            <mrow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y</mi>
                              <mi mathvariant="italic">max</mi>
                            </msub>
                            <mo stretchy="false">−</mo>
                            <mrow>
                              <mo fence="true" stretchy="true">|</mo>
                              <mrow>
                                <mi>y</mi>
                              </mrow>
                              <mo fence="true" stretchy="true">|</mo>
                            </mrow>
                          </mrow>
                        </mrow>
                        <mo fence="true" stretchy="false">)</mo>
                      </mrow>
                      <mo stretchy="false">⋅</mo>
                      <mfrac>
                        <mi>x</mi>
                        <msub>
                          <mi>x</mi>
                          <mi mathvariant="italic">max</mi>
                        </msub>
                      </mfrac>
                    </mrow>
                    <mo stretchy="false">+</mo>
                    <mi>x</mi>
                  </mrow>
                </mrow>
                <mo fence="true" stretchy="false">)</mo>
              </mrow>
              <mo stretchy="false">⋅</mo>
              <msub>
                <mi>t</mi>
                <mi mathvariant="italic">soucasne</mi>
              </msub>
            </mrow>
          </mrow>
        </mtd>
      </mtr>
      <mtr>
        <mtd columnalign="left">
          <mrow>
            <msub>
              <mi>t</mi>
              <mi mathvariant="italic">vysledne</mi>
            </msub>
            <mo stretchy="false">=</mo>
            <mfrac>
              <msub>
                <mi>φ</mi>
                <mi mathvariant="italic">vysledne</mi>
              </msub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y</mi>
                              <mi mathvariant="italic">max</mi>
                            </msub>
                            <mo stretchy="false">−</mo>
                            <mrow>
                              <mo fence="true" stretchy="true">|</mo>
                              <mrow>
                                <mi>y</mi>
                              </mrow>
                              <mo fence="true" stretchy="true">|</mo>
                            </mrow>
                          </mrow>
                        </mrow>
                        <mo fence="true" stretchy="false">)</mo>
                      </mrow>
                      <mo stretchy="false">⋅</mo>
                      <mfrac>
                        <mi>x</mi>
                        <msub>
                          <mi>x</mi>
                          <mi mathvariant="italic">max</mi>
                        </msub>
                      </mfrac>
                    </mrow>
                    <mo stretchy="false">+</mo>
                    <mi>x</mi>
                  </mrow>
                </mrow>
                <mo fence="true" stretchy="false">)</mo>
              </mrow>
            </mfrac>
          </mrow>
        </mtd>
      </mtr>
      <mtr>
        <mtd columnalign="left">
          <mrow>
            <msub>
              <mi>φ</mi>
              <mi mathvariant="italic">soucasne</mi>
            </msub>
            <mo stretchy="false">=</mo>
            <mrow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y</mi>
                              <mi mathvariant="italic">max</mi>
                            </msub>
                            <mo stretchy="false">−</mo>
                            <mrow>
                              <mo fence="true" stretchy="true">|</mo>
                              <mrow>
                                <mi>y</mi>
                              </mrow>
                              <mo fence="true" stretchy="true">|</mo>
                            </mrow>
                          </mrow>
                        </mrow>
                        <mo fence="true" stretchy="false">)</mo>
                      </mrow>
                      <mo stretchy="false">⋅</mo>
                      <mfrac>
                        <mi>x</mi>
                        <msub>
                          <mi>x</mi>
                          <mi mathvariant="italic">max</mi>
                        </msub>
                      </mfrac>
                    </mrow>
                    <mo stretchy="false">+</mo>
                    <mi>x</mi>
                  </mrow>
                </mrow>
                <mo fence="true" stretchy="false">)</mo>
              </mrow>
              <mo stretchy="false">⋅</mo>
              <msub>
                <mi>t</mi>
                <mi mathvariant="italic">soucasne</mi>
              </msub>
            </mrow>
          </mrow>
        </mtd>
      </mtr>
      <mtr>
        <mtd>
          <mtext>2020-5-17 - Objekt se otočil přesně o 90° doleva, nechápu jak, ale instrukce jsou následující:</mtext>
        </mtd>
      </mtr>
      <mtr>
        <mtd columnalign="left">
          <mrow>
            <mrow>
              <msub>
                <mi>ω</mi>
                <mi mathvariant="italic">ovrl</mi>
              </msub>
              <mo stretchy="false">=</mo>
              <mrow>
                <mrow>
                  <mi>π</mi>
                  <msub>
                    <mi>r</mi>
                    <mi mathvariant="italic">kolo</mi>
                  </msub>
                </mrow>
                <mrow>
                  <msub>
                    <mi>n</mi>
                    <mrow>
                      <mn>360</mn>
                      <mi>°</mi>
                    </mrow>
                  </msub>
                  <mo stretchy="false">⋅</mo>
                  <msub>
                    <mi>T</mi>
                    <mi mathvariant="italic">avg</mi>
                  </msub>
                  <mo stretchy="false">⋅</mo>
                  <msub>
                    <mi>d</mi>
                    <mi mathvariant="italic">rozteč</mi>
                  </msub>
                </mrow>
              </mrow>
            </mrow>
            <mspace width="2em"/>
            <mrow>
              <mi mathvariant="italic">rad</mi>
              <mo stretchy="false">⋅</mo>
              <msup>
                <mi>s</mi>
                <mrow>
                  <mo stretchy="false">−</mo>
                  <mn>1</mn>
                </mrow>
              </msup>
            </mrow>
          </mrow>
        </mtd>
      </mtr>
      <mtr>
        <mtd columnalign="left">
          <mrow>
            <mrow>
              <msub>
                <mi>ω</mi>
                <mi mathvariant="italic">ovrl</mi>
              </msub>
              <mo stretchy="false">=</mo>
              <mfrac>
                <mrow>
                  <mi>π</mi>
                  <msub>
                    <mi>r</mi>
                    <mi mathvariant="italic">kolo</mi>
                  </msub>
                  <mrow>
                    <mo fence="true" stretchy="false">(</mo>
                    <mrow>
                      <mrow>
                        <msub>
                          <mi>T</mi>
                          <mi mathvariant="italic">prava</mi>
                        </msub>
                        <mo stretchy="false">−</mo>
                        <msub>
                          <mi>T</mi>
                          <mi mathvariant="italic">leva</mi>
                        </msub>
                      </mrow>
                    </mrow>
                    <mo fence="true" stretchy="false">)</mo>
                  </mrow>
                </mrow>
                <mrow>
                  <msub>
                    <mi>n</mi>
                    <mrow>
                      <mn>360</mn>
                      <mi>°</mi>
                    </mrow>
                  </msub>
                  <mo stretchy="false">⋅</mo>
                  <msub>
                    <mi>T</mi>
                    <mi mathvariant="italic">leva</mi>
                  </msub>
                  <mo stretchy="false">⋅</mo>
                  <msub>
                    <mi>T</mi>
                    <mi mathvariant="italic">Tprava</mi>
                  </msub>
                  <mo stretchy="false">⋅</mo>
                  <msub>
                    <mi>d</mi>
                    <mi mathvariant="italic">rozteč</mi>
                  </msub>
                </mrow>
              </mfrac>
            </mrow>
            <mspace width="2em"/>
            <mrow>
              <mi mathvariant="italic">rad</mi>
              <mo stretchy="false">⋅</mo>
              <msup>
                <mi>s</mi>
                <mrow>
                  <mo stretchy="false">−</mo>
                  <mn>1</mn>
                </mrow>
              </msup>
            </mrow>
          </mrow>
        </mtd>
      </mtr>
      <mtr>
        <mtd>
          <mrow>
            <mtext>Kde </mtext>
            <msub>
              <mi>T</mi>
              <mi mathvariant="italic">avg</mi>
            </msub>
            <mtext> je:</mtext>
          </mrow>
        </mtd>
      </mtr>
      <mtr>
        <mtd columnalign="left">
          <mrow>
            <msub>
              <mi>T</mi>
              <mi mathvariant="italic">avg</mi>
            </msub>
            <mo stretchy="false">=</mo>
            <mfrac>
              <mrow>
                <msub>
                  <mi>T</mi>
                  <mi mathvariant="italic">leva</mi>
                </msub>
                <mo stretchy="false">⋅</mo>
                <msub>
                  <mi>T</mi>
                  <mi mathvariant="italic">prava</mi>
                </msub>
              </mrow>
              <mrow>
                <msub>
                  <mi>T</mi>
                  <mi mathvariant="italic">prava</mi>
                </msub>
                <mo stretchy="false">−</mo>
                <msub>
                  <mi>T</mi>
                  <mi mathvariant="italic">leva</mi>
                </msub>
              </mrow>
            </mfrac>
          </mrow>
        </mtd>
      </mtr>
      <mtr>
        <mtd columnalign="left">
          <mrow>
            <mi>l</mi>
            <mo stretchy="false">=</mo>
            <mfrac>
              <mrow>
                <mn>2</mn>
                <mi>π</mi>
                <msub>
                  <mi>r</mi>
                  <mi mathvariant="italic">kolo</mi>
                </msub>
              </mrow>
              <msub>
                <mi>N</mi>
                <mn>360</mn>
              </msub>
            </mfrac>
          </mrow>
        </mtd>
      </mtr>
      <mtr>
        <mtd columnalign="left">
          <mrow>
            <msub>
              <mi>s</mi>
              <mi mathvariant="italic">cestovana</mi>
            </msub>
            <mo stretchy="false">=</mo>
            <mrow>
              <mi>f</mi>
              <mo stretchy="false">⋅</mo>
              <mi>l</mi>
              <mo stretchy="false">⋅</mo>
              <mi>t</mi>
            </mrow>
          </mrow>
        </mtd>
      </mtr>
      <mtr>
        <mtd>
          <mrow>
            <mtext>Z toho akorát vychází, že </mtext>
            <mrow>
              <msub>
                <mi>t</mi>
                <mn>1</mn>
              </msub>
              <mo stretchy="false">=</mo>
              <msub>
                <mi>t</mi>
                <mn>2</mn>
              </msub>
            </mrow>
          </mrow>
        </mtd>
      </mtr>
      <mtr>
        <mtd>
          <mtext>platí, že:</mtext>
        </mtd>
      </mtr>
      <mtr>
        <mtd columnalign="left">
          <mrow>
            <mrow>
              <msub>
                <mi>s</mi>
                <msub>
                  <mi mathvariant="italic">cestovana</mi>
                  <mn>1</mn>
                </msub>
              </msub>
              <mo stretchy="false">⋅</mo>
              <msub>
                <mi>T</mi>
                <mi mathvariant="italic">leva</mi>
              </msub>
            </mrow>
            <mo stretchy="false">=</mo>
            <mrow>
              <msub>
                <mi>s</mi>
                <msub>
                  <mi mathvariant="italic">cestovana</mi>
                  <mn>2</mn>
                </msub>
              </msub>
              <mo stretchy="false">⋅</mo>
              <msub>
                <mi>T</mi>
                <mi mathvariant="italic">prava</mi>
              </msub>
            </mrow>
          </mrow>
        </mtd>
      </mtr>
      <mtr>
        <mtd columnalign="left">
          <mrow>
            <msub>
              <mi>r</mi>
              <mi mathvariant="italic">objizdene</mi>
            </msub>
            <mo stretchy="false">=</mo>
            <mfrac>
              <msub>
                <mi>s</mi>
                <mi mathvariant="italic">cestovana</mi>
              </msub>
              <mi>φ</mi>
            </mfrac>
          </mrow>
        </mtd>
      </mtr>
      <mtr>
        <mtd columnalign="left">
          <mrow>
            <mrow>
              <msub>
                <mi>ω</mi>
                <mi mathvariant="italic">ovrl</mi>
              </msub>
              <mo stretchy="false">=</mo>
              <mrow>
                <mrow>
                  <mi>π</mi>
                  <msub>
                    <mi>r</mi>
                    <mi mathvariant="italic">kolo</mi>
                  </msub>
                </mrow>
                <mrow>
                  <msub>
                    <mi>n</mi>
                    <mrow>
                      <mn>360</mn>
                      <mi>°</mi>
                    </mrow>
                  </msub>
                  <mo stretchy="false">⋅</mo>
                  <msub>
                    <mi>T</mi>
                    <mi mathvariant="italic">avg</mi>
                  </msub>
                  <mo stretchy="false">⋅</mo>
                  <msub>
                    <mi>d</mi>
                    <mi mathvariant="italic">rozteč</mi>
                  </msub>
                </mrow>
              </mrow>
            </mrow>
            <mspace width="2em"/>
            <mi mathvariant="italic">rad</mi>
          </mrow>
        </mtd>
      </mtr>
      <mtr>
        <mtd columnalign="left">
          <mrow>
            <msub>
              <mi>r</mi>
              <mi mathvariant="italic">objizdene</mi>
            </msub>
            <mo stretchy="false">=</mo>
            <mfrac>
              <mrow>
                <mrow>
                  <mo fence="true" stretchy="false">(</mo>
                  <mrow>
                    <mrow>
                      <msub>
                        <mi>f</mi>
                        <mn>1</mn>
                      </msub>
                      <mo stretchy="false">+</mo>
                      <msub>
                        <mi>f</mi>
                        <mn>2</mn>
                      </msub>
                    </mrow>
                  </mrow>
                  <mo fence="true" stretchy="false">)</mo>
                </mrow>
                <mo stretchy="false">⋅</mo>
                <mi>l</mi>
                <mo stretchy="false">⋅</mo>
                <mi>t</mi>
              </mrow>
              <mrow>
                <mrow>
                  <mi>π</mi>
                  <msub>
                    <mi>r</mi>
                    <mi mathvariant="italic">kolo</mi>
                  </msub>
                </mrow>
                <mrow>
                  <msub>
                    <mi>n</mi>
                    <mrow>
                      <mn>360</mn>
                      <mi>°</mi>
                    </mrow>
                  </msub>
                  <mo stretchy="false">⋅</mo>
                  <msub>
                    <mi>T</mi>
                    <mi mathvariant="italic">avg</mi>
                  </msub>
                  <mo stretchy="false">⋅</mo>
                  <msub>
                    <mi>d</mi>
                    <mi mathvariant="italic">rozteč</mi>
                  </msub>
                  <mo stretchy="false">⋅</mo>
                  <mi>t</mi>
                </mrow>
              </mrow>
            </mfrac>
          </mrow>
        </mtd>
      </mtr>
      <mtr>
        <mtd columnalign="left">
          <mrow>
            <msub>
              <mi>r</mi>
              <mi mathvariant="italic">objizdene</mi>
            </msub>
            <mo stretchy="false">=</mo>
            <mfrac>
              <mi>l</mi>
              <mrow>
                <mrow>
                  <mi>π</mi>
                  <msub>
                    <mi>r</mi>
                    <mi mathvariant="italic">kolo</mi>
                  </msub>
                </mrow>
                <mrow>
                  <msub>
                    <mi>n</mi>
                    <mrow>
                      <mn>360</mn>
                      <mi>°</mi>
                    </mrow>
                  </msub>
                  <mo stretchy="false">⋅</mo>
                  <msub>
                    <mi>T</mi>
                    <mi mathvariant="italic">avg</mi>
                  </msub>
                  <mo stretchy="false">⋅</mo>
                  <msub>
                    <mi>d</mi>
                    <mi mathvariant="italic">rozteč</mi>
                  </msub>
                  <mo stretchy="false">⋅</mo>
                  <mrow>
                    <mo fence="true" stretchy="false">(</mo>
                    <mrow>
                      <mrow>
                        <msub>
                          <mi>T</mi>
                          <mn>1</mn>
                        </msub>
                        <mo stretchy="false">+</mo>
                        <msub>
                          <mi>T</mi>
                          <mn>2</mn>
                        </msub>
                      </mrow>
                    </mrow>
                    <mo fence="true" stretchy="false">)</mo>
                  </mrow>
                </mrow>
              </mrow>
            </mfrac>
          </mrow>
        </mtd>
      </mtr>
      <mtr>
        <mtd columnalign="left">
          <mrow>
            <msub>
              <mi>r</mi>
              <mi mathvariant="italic">objizdene</mi>
            </msub>
            <mo stretchy="false">=</mo>
            <mfrac>
              <mrow>
                <mn>2</mn>
                <mi>π</mi>
                <msub>
                  <mi>r</mi>
                  <mi mathvariant="italic">kolo</mi>
                </msub>
              </mrow>
              <mrow>
                <mrow>
                  <mi>π</mi>
                  <msub>
                    <mi>r</mi>
                    <mi mathvariant="italic">kolo</mi>
                  </msub>
                </mrow>
                <mrow>
                  <msubsup>
                    <mi>n</mi>
                    <mrow>
                      <mn>360</mn>
                      <mi>°</mi>
                    </mrow>
                    <mn>2</mn>
                  </msubsup>
                  <mo stretchy="false">⋅</mo>
                  <msub>
                    <mi>T</mi>
                    <mi mathvariant="italic">avg</mi>
                  </msub>
                  <mo stretchy="false">⋅</mo>
                  <msub>
                    <mi>d</mi>
                    <mi mathvariant="italic">rozteč</mi>
                  </msub>
                  <mo stretchy="false">⋅</mo>
                  <mrow>
                    <mo fence="true" stretchy="false">(</mo>
                    <mrow>
                      <mrow>
                        <msub>
                          <mi>T</mi>
                          <mn>1</mn>
                        </msub>
                        <mo stretchy="false">+</mo>
                        <msub>
                          <mi>T</mi>
                          <mn>2</mn>
                        </msub>
                      </mrow>
                    </mrow>
                    <mo fence="true" stretchy="false">)</mo>
                  </mrow>
                </mrow>
              </mrow>
            </mfrac>
          </mrow>
        </mtd>
      </mtr>
      <mtr>
        <mtd columnalign="left">
          <mrow>
            <msub>
              <mi>r</mi>
              <mi mathvariant="italic">objizdene</mi>
            </msub>
            <mo stretchy="false">=</mo>
            <mfrac>
              <mn>2</mn>
              <mrow>
                <msubsup>
                  <mi>n</mi>
                  <mrow>
                    <mn>360</mn>
                    <mi>°</mi>
                  </mrow>
                  <mn>2</mn>
                </msubsup>
                <mo stretchy="false">⋅</mo>
                <msub>
                  <mi>T</mi>
                  <mi mathvariant="italic">avg</mi>
                </msub>
                <mo stretchy="false">⋅</mo>
                <msub>
                  <mi>d</mi>
                  <mi mathvariant="italic">rozteč</mi>
                </msub>
                <mo stretchy="false">⋅</mo>
                <mrow>
                  <mo fence="true" stretchy="false">(</mo>
                  <mrow>
                    <mrow>
                      <msub>
                        <mi>T</mi>
                        <mn>1</mn>
                      </msub>
                      <mo stretchy="false">+</mo>
                      <msub>
                        <mi>T</mi>
                        <mn>2</mn>
                      </msub>
                    </mrow>
                  </mrow>
                  <mo fence="true" stretchy="false">)</mo>
                </mrow>
              </mrow>
            </mfrac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text>Determinace toho, kam jsme se pohybem dostali:</mtext>
        </mtd>
      </mtr>
      <mtr>
        <mtd>
          <mrow>
            <mtext>Potřebuju upravit </mtext>
            <msub>
              <mi>T</mi>
              <mi mathvariant="italic">avg</mi>
            </msub>
            <mtext> Na úroveň, kdy jedno kolo se otáčí konstantně </mtext>
          </mrow>
        </mtd>
      </mtr>
      <mtr>
        <mtd>
          <mtext>
a druhé zpomalí tak, aby jsem se z relativního bodu [0; 0] dostal nejefektivněji na bod [x; y], viz. simulace.ggb</mtext>
        </mtd>
      </mtr>
      <mtr>
        <mtd>
          <mtext>Tečny vycházející z bodu svírají mezi sebou co největší úhel, zároveň body jsou na [0; 0] a [x; y]</mtext>
        </mtd>
      </mtr>
      <mtr>
        <mtd>
          <mtext>a vzdálenost bodu, v němž se tečny protínají, není menší než poloměr kružnice, na níž body [0; 0] a [x; y] jsou.</mtext>
        </mtd>
      </mtr>
      <mtr>
        <mtd>
          <mtext>Střed kružnice je stejně jako průsečník tečen stejně vzdálen od [0; 0] a [x; y] stejně</mtext>
        </mtd>
      </mtr>
      <mtr>
        <mtd>
          <mtext>vzdálen. Poměr lze hypoteticky vyjádřit z nejkratší vzdálenosti průsečíku a středu vůči úsečce  mezi body [0; 0] a [x; y] a průsečík by mohl být x = 0</mtext>
        </mtd>
      </mtr>
      <mtr>
        <mtd>
          <mrow>
            <mrow>
              <mi>ω</mi>
              <mo stretchy="false">=</mo>
              <mfrac>
                <mrow>
                  <mi>r</mi>
                  <mo stretchy="false">⋅</mo>
                  <mi>v</mi>
                </mrow>
                <msup>
                  <mrow>
                    <mo fence="true" stretchy="true">|</mo>
                    <mrow>
                      <mi>r</mi>
                    </mrow>
                    <mo fence="true" stretchy="true">|</mo>
                  </mrow>
                  <mn>2</mn>
                </msup>
              </mfrac>
            </mrow>
            <mrow>
              <mspace width="2em"/>
              <mo stretchy="false">/</mo>
              <mspace width="0.5em"/>
              <mo stretchy="false">⋅</mo>
              <msup>
                <mrow>
                  <mo fence="true" stretchy="true">|</mo>
                  <mrow>
                    <mi>r</mi>
                  </mrow>
                  <mo fence="true" stretchy="true">|</mo>
                </mrow>
                <mn>2</mn>
              </msup>
            </mrow>
          </mrow>
        </mtd>
      </mtr>
      <mtr>
        <mtd>
          <mrow>
            <mrow>
              <mrow>
                <msup>
                  <mrow>
                    <mo fence="true" stretchy="true">|</mo>
                    <mrow>
                      <mi>r</mi>
                    </mrow>
                    <mo fence="true" stretchy="true">|</mo>
                  </mrow>
                  <mn>2</mn>
                </msup>
                <mo stretchy="false">⋅</mo>
                <mi>ω</mi>
              </mrow>
              <mo stretchy="false">=</mo>
              <mrow>
                <mi>r</mi>
                <mo stretchy="false">⋅</mo>
                <mi>v</mi>
              </mrow>
            </mrow>
            <mrow>
              <mspace width="2em"/>
              <mo stretchy="false">/</mo>
              <mspace width="0.5em"/>
            </mrow>
            <mfrac>
              <mn>1</mn>
              <mrow>
                <mi>r</mi>
                <mi>ω</mi>
              </mrow>
            </mfrac>
          </mrow>
        </mtd>
      </mtr>
      <mtr>
        <mtd>
          <mrow>
            <mfrac>
              <msup>
                <mrow>
                  <mo fence="true" stretchy="true">|</mo>
                  <mrow>
                    <mi>r</mi>
                  </mrow>
                  <mo fence="true" stretchy="true">|</mo>
                </mrow>
                <mn>2</mn>
              </msup>
              <mi>r</mi>
            </mfrac>
            <mo stretchy="false">=</mo>
            <mfrac>
              <mi>v</mi>
              <mi>ω</mi>
            </mfrac>
          </mrow>
        </mtd>
      </mtr>
      <mtr>
        <mtd>
          <mrow>
            <mi>r</mi>
            <mo stretchy="false">=</mo>
            <mfrac>
              <mi>v</mi>
              <mi>ω</mi>
            </mfrac>
          </mrow>
        </mtd>
      </mtr>
    </mtable>
    <annotation encoding="StarMath 5.0">kroků pro 360° kola: n_{360°} = 200 newline

alignl T_max = 16383 %mu s  newline
alignl T_min = 2000 %mu s  newline
alignl r_kolo = 43mm newline
alignl d_rozteč = 0.22m newline
alignl %omega_min ={{{1 }over {T_max} over 200}} cdot {{2r_kolo%pi} over d_rozteč} ~ rad cdot s^-1   newline
alignl %omega_min ={alignc{{2%pi r_kolo }over {n_{360°} cdot T_max cdot d_rozteč}}} approx 0.77 ~ rad cdot s^-1   newline 
alignl %omega_max ={alignc{{2%pi r_kolo }over {n_{360°} cdot T_min cdot d_rozteč}}} approx %pi ~ rad cdot s^-1   newline
alignl %omega = {alignc (y_max-ABS y) cdot x over x_max} + x newline
alignl %omega = %varphi  over t newline
alignl %varphi_soucasne = ((y_max-ABS y) cdot {alignc x over x_max} + x) cdot t_soucasne newline
alignl t_vysledne = {alignc %varphi_vysledne over {((y_max-ABS y) cdot {alignc x over x_max} + x)}} newline
alignl %varphi_soucasne = ((y_max-ABS y) cdot {alignc x over x_max} + x ) cdot t_soucasne newline
"2020-5-17 - Objekt se otočil přesně o 90° doleva, nechápu jak, ale instrukce jsou následující:" newline
alignl %omega_ovrl ={alignc{{%pi r_kolo } 	 {n_{360°} cdot T_avg cdot d_rozteč}}} ~ rad cdot s^-1   newline
alignl %omega_ovrl ={alignc{{%pi r_kolo ({T_prava - T_leva})  }over {n_{360°} cdot T_leva cdot T_Tprava cdot d_rozteč}}} ~ rad cdot s^-1   newline
"Kde "T_avg" je:" newline
alignl T_avg = {alignc{T_leva cdot T_prava}over{T_prava - T_leva}} newline
alignl l = {alignc{2%pi r_kolo}over{N_360}} newline
alignl s_cestovana = f cdot l cdot t newline
"Z toho akorát vychází, že "t_1=t_2 newline
"platí, že:" newline
alignl s_{cestovana_{1}} cdot T_leva =  s_{cestovana_{2}} cdot T_prava newline
alignl r_objizdene = {alignc{ s_cestovana } over { %varphi }} newline
alignl %omega_ovrl ={alignc{{%pi r_kolo } 	 {n_{360°} cdot T_avg cdot d_rozteč}}} ~ rad newline
alignl r_objizdene = {alignc (f_1 + f_2) cdot l cdot t } over {alignc{{%pi r_kolo } 	 {n_{360°} cdot T_avg cdot d_rozteč}cdot t}}
newline
alignl r_objizdene = {alignc l} over {alignc{{%pi r_kolo } 	 {n_{360°} cdot T_avg cdot d_rozteč}cdot (T_1 + T_2)}} newline
alignl r_objizdene =  {alignc{2%pi r_kolo}}  over {alignc{{%pi r_kolo } {n_{360°}^2 cdot T_avg cdot d_rozteč}cdot (T_1 + T_2)}} newline
alignl r_objizdene =  {alignc{2}}  over {alignc{ {n_{360°}^2 cdot T_avg cdot d_rozteč}cdot (T_1 + T_2)}} newline
newline
newline
newline
newline
"Determinace toho, kam jsme se pohybem dostali:"
newline
"Potřebuju upravit "T_avg" Na úroveň, kdy jedno kolo se otáčí konstantně " newline"
a druhé zpomalí tak, aby jsem se z relativního bodu [0; 0] dostal nejefektivněji na bod [x; y], viz. simulace.ggb" newline
"Tečny vycházející z bodu svírají mezi sebou co největší úhel, zároveň body jsou na [0; 0] a [x; y]" newline"a vzdálenost bodu, v němž se tečny protínají, není menší než poloměr kružnice, na níž body [0; 0] a [x; y] jsou." newline 
"Střed kružnice je stejně jako průsečník tečen stejně vzdálen od [0; 0] a [x; y] stejně"newline"vzdálen. Poměr lze hypoteticky vyjádřit z nejkratší vzdálenosti průsečíku a středu vůči úsečce  mezi body [0; 0] a [x; y] a průsečík by mohl být x = 0" newline
%omega = { r cdot v } over { {abs{r}}^2}  ~/`cdot {abs{r}}^2 newline
{abs{r}}^2 cdot %omega = { r cdot v } ~/`1over {r%omega} newline
{abs{r}}^2 over r = { v } over %omega newline
r = { v } over %omega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2:37:35.318820375</meta:creation-date>
    <dc:date>2020-11-04T15:34:28.433350555</dc:date>
    <meta:editing-duration>P8DT1H8M21S</meta:editing-duration>
    <meta:editing-cycles>25</meta:editing-cycles>
    <meta:generator>LibreOffice/6.0.7.3$Linux_X86_64 LibreOffice_project/00m0$Build-3</meta:generator>
  </office:meta>
</office:document-meta>
</file>